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text-properties fo:color="#000000" style:font-name="Courier New" fo:font-size="10pt" style:text-underline-style="solid" style:text-underline-width="auto" style:text-underline-color="font-color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text-properties fo:color="#000000" style:font-name="Times New Roman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text-properties fo:color="#000000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41147510077022028" text:style-name="L1">
        <text:list-item>
          <text:p text:style-name="P13">Feature selection</text:p>
        </text:list-item>
      </text:list>
      <text:p text:style-name="P1"/>
      <text:list xml:id="list7628169254050654684" text:style-name="L2">
        <text:list-item>
          <text:list>
            <text:list-item>
              <text:p text:style-name="P14">TFIDF</text:p>
            </text:list-item>
          </text:list>
        </text:list-item>
      </text:list>
      <text:p text:style-name="P2"/>
      <text:p text:style-name="P4">cfs + greedy Low level feature selection - without startSet</text:p>
      <text:p text:style-name="P3"/>
      <text:p text:style-name="P6">Full result description:</text:p>
      <text:p text:style-name="P12"/>
      <text:p text:style-name="P12"/>
      <text:p text:style-name="P6">=== Attribute Selection on all input data ===</text:p>
      <text:p text:style-name="P12"/>
      <text:p text:style-name="P6">Search Method:</text:p>
      <text:p text:style-name="P6"><text:tab/>Greedy Stepwise (forwards).</text:p>
      <text:p text:style-name="P6"><text:tab/>Start set: no attributes</text:p>
      <text:p text:style-name="P6"><text:tab/>Merit of best subset found: <text:s text:c="3"/>0.013</text:p>
      <text:p text:style-name="P12"/>
      <text:p text:style-name="P6">Attribute Subset Evaluator (supervised, Class (nominal): 5191 primary_emotion):</text:p>
      <text:p text:style-name="P6"><text:tab/>CFS Subset Evaluator</text:p>
      <text:p text:style-name="P6"><text:tab/>Including locally predictive attributes</text:p>
      <text:p text:style-name="P12"/>
      <text:p text:style-name="P6">Selected attributes: 390,770,834,1061,1499,1905,1918,2292,2833,3441,3527,4245,4469,4498,4776 : <text:span text:style-name="T1">15</text:span></text:p>
      <text:p text:style-name="P6"><text:s text:c="21"/>fear</text:p>
      <text:p text:style-name="P6"><text:s text:c="21"/>glad</text:p>
      <text:p text:style-name="P6"><text:s text:c="21"/>joy</text:p>
      <text:p text:style-name="P6"><text:s text:c="21"/>burnt</text:p>
      <text:p text:style-name="P6"><text:s text:c="21"/>love</text:p>
      <text:p text:style-name="P6"><text:s text:c="21"/>sat</text:p>
      <text:p text:style-name="P6"><text:s text:c="21"/>wretch</text:p>
      <text:p text:style-name="P6"><text:s text:c="21"/>kill</text:p>
      <text:p text:style-name="P6"><text:s text:c="21"/>learn</text:p>
      <text:p text:style-name="P6"><text:s text:c="21"/>ran</text:p>
      <text:p text:style-name="P6"><text:s text:c="21"/>miser</text:p>
      <text:p text:style-name="P6"><text:s text:c="21"/>broom</text:p>
      <text:p text:style-name="P6"><text:s text:c="21"/>afraid</text:p>
      <text:p text:style-name="P6"><text:s text:c="21"/>said</text:p>
      <text:p text:style-name="P6"><text:s text:c="21"/>ill</text:p>
      <text:p text:style-name="P12"/>
      <text:p text:style-name="P8">cfs + greedy Low level feature selection - with startSet</text:p>
      <text:p text:style-name="P7"/>
      <text:p text:style-name="P6">Computed start set !</text:p>
      <text:p text:style-name="P6">4498,2563,76,834,3441,639,770,1918,1575,4469,1905,2292,1903,2508,390,4776,2439,1894,1098,3527,309,2833,1499,1315,1061,5111,4415,1527,446,4663,4249,2334,4245</text:p>
      <text:p text:style-name="P6"/>
      <text:p text:style-name="P6">Full result description:</text:p>
      <text:p text:style-name="P12"/>
      <text:p text:style-name="P12"/>
      <text:p text:style-name="P6">=== Attribute Selection on all input data ===</text:p>
      <text:p text:style-name="P12"/>
      <text:p text:style-name="P6">Search Method:</text:p>
      <text:p text:style-name="P6"><text:tab/>Greedy Stepwise (forwards).</text:p>
      <text:p text:style-name="P6"><text:tab/>Start set: 4498,2563,76,834,3441,639,770,1918,1575,4469,1905,2292,1903,2508,390,4776,2439,1894,1098,3527,309,2833,1499,1315,1061,5111,4415,1527,446,4663,4249,2334,4245</text:p>
      <text:p text:style-name="P6"><text:tab/>Merit of best subset found: <text:s text:c="3"/>0.016</text:p>
      <text:p text:style-name="P12"/>
      <text:p text:style-name="P6">Attribute Subset Evaluator (supervised, Class (nominal): 5191 primary_emotion):</text:p>
      <text:p text:style-name="P6"><text:tab/>CFS Subset Evaluator</text:p>
      <text:p text:style-name="P6"><text:tab/>Including locally predictive attributes</text:p>
      <text:p text:style-name="P12"/>
      <text:p text:style-name="P6">Selected attributes: 76,309,390,446,639,770,834,1061,1098,1315,1499,1527,1575,1894,1903,1905,1918,229<text:soft-page-break/>2,2334,2439,2508,2563,2833,3441,3527,4245,4249,4415,4469,4498,4663,4776,5111 : <text:span text:style-name="T1">33</text:span></text:p>
      <text:p text:style-name="P6"><text:s text:c="21"/>wept</text:p>
      <text:p text:style-name="P6"><text:s text:c="21"/>splendid</text:p>
      <text:p text:style-name="P6"><text:s text:c="21"/>fear</text:p>
      <text:p text:style-name="P6"><text:s text:c="21"/>flea</text:p>
      <text:p text:style-name="P6"><text:s text:c="21"/>shall</text:p>
      <text:p text:style-name="P6"><text:s text:c="21"/>glad</text:p>
      <text:p text:style-name="P6"><text:s text:c="21"/>joy</text:p>
      <text:p text:style-name="P6"><text:s text:c="21"/>burnt</text:p>
      <text:p text:style-name="P6"><text:s text:c="21"/>dear</text:p>
      <text:p text:style-name="P6"><text:s text:c="21"/>grief</text:p>
      <text:p text:style-name="P6"><text:s text:c="21"/>love</text:p>
      <text:p text:style-name="P6"><text:s text:c="21"/>wood</text:p>
      <text:p text:style-name="P6"><text:s text:c="21"/>heart</text:p>
      <text:p text:style-name="P6"><text:s text:c="21"/>sad</text:p>
      <text:p text:style-name="P6"><text:s text:c="21"/>saw</text:p>
      <text:p text:style-name="P6"><text:s text:c="21"/>sat</text:p>
      <text:p text:style-name="P6"><text:s text:c="21"/>wretch</text:p>
      <text:p text:style-name="P6"><text:s text:c="21"/>kill</text:p>
      <text:p text:style-name="P6"><text:s text:c="21"/>dark</text:p>
      <text:p text:style-name="P6"><text:s text:c="21"/>fell</text:p>
      <text:p text:style-name="P6"><text:s text:c="21"/>rage</text:p>
      <text:p text:style-name="P6"><text:s text:c="21"/>poor</text:p>
      <text:p text:style-name="P6"><text:s text:c="21"/>learn</text:p>
      <text:p text:style-name="P6"><text:s text:c="21"/>ran</text:p>
      <text:p text:style-name="P6"><text:s text:c="21"/>miser</text:p>
      <text:p text:style-name="P6"><text:s text:c="21"/>broom</text:p>
      <text:p text:style-name="P6"><text:s text:c="21"/>shudder</text:p>
      <text:p text:style-name="P6"><text:s text:c="21"/>punish</text:p>
      <text:p text:style-name="P6"><text:s text:c="21"/>afraid</text:p>
      <text:p text:style-name="P6"><text:s text:c="21"/>said</text:p>
      <text:p text:style-name="P6"><text:s text:c="21"/>sorrow</text:p>
      <text:p text:style-name="P6"><text:s text:c="21"/>ill</text:p>
      <text:p text:style-name="P6"><text:s text:c="21"/>pin</text:p>
      <text:p text:style-name="P6"/>
      <text:p text:style-name="P8">cfs + bestFirst Low level feature selection - without startSet</text:p>
      <text:p text:style-name="P7"/>
      <text:p text:style-name="P6">Full result description:</text:p>
      <text:p text:style-name="P12"/>
      <text:p text:style-name="P12"/>
      <text:p text:style-name="P6">=== Attribute Selection on all input data ===</text:p>
      <text:p text:style-name="P12"/>
      <text:p text:style-name="P6">Search Method:</text:p>
      <text:p text:style-name="P6"><text:tab/>Best first.</text:p>
      <text:p text:style-name="P6"><text:tab/>Start set: no attributes</text:p>
      <text:p text:style-name="P6"><text:tab/>Search direction: forward</text:p>
      <text:p text:style-name="P6"><text:tab/>Stale search after 5 node expansions</text:p>
      <text:p text:style-name="P6"><text:tab/>Total number of subsets evaluated: 155267</text:p>
      <text:p text:style-name="P6"><text:tab/>Merit of best subset found: <text:s text:c="3"/>0.017</text:p>
      <text:p text:style-name="P12"/>
      <text:p text:style-name="P6">Attribute Subset Evaluator (supervised, Class (nominal): 5191 primary_emotion):</text:p>
      <text:p text:style-name="P6"><text:tab/>CFS Subset Evaluator</text:p>
      <text:p text:style-name="P6"><text:tab/>Including locally predictive attributes</text:p>
      <text:p text:style-name="P12"/>
      <text:p text:style-name="P6">Selected attributes: 76,309,390,639,770,834,1061,1315,1499,1575,1894,1905,1918,2292,2439,2508,2563,2833,3441,3527,4245,4415,4469,4498,4776,5111 : 26</text:p>
      <text:p text:style-name="P6"><text:s text:c="21"/>wept</text:p>
      <text:p text:style-name="P6"><text:s text:c="21"/>splendid</text:p>
      <text:p text:style-name="P6"><text:s text:c="21"/>fear</text:p>
      <text:p text:style-name="P6"><text:s text:c="21"/>shall</text:p>
      <text:p text:style-name="P6"><text:s text:c="21"/>glad</text:p>
      <text:p text:style-name="P6"><text:s text:c="21"/>joy</text:p>
      <text:p text:style-name="P6"><text:soft-page-break/><text:s text:c="21"/>burnt</text:p>
      <text:p text:style-name="P6"><text:s text:c="21"/>grief</text:p>
      <text:p text:style-name="P6"><text:s text:c="21"/>love</text:p>
      <text:p text:style-name="P6"><text:s text:c="21"/>heart</text:p>
      <text:p text:style-name="P6"><text:s text:c="21"/>sad</text:p>
      <text:p text:style-name="P6"><text:s text:c="21"/>sat</text:p>
      <text:p text:style-name="P6"><text:s text:c="21"/>wretch</text:p>
      <text:p text:style-name="P6"><text:s text:c="21"/>kill</text:p>
      <text:p text:style-name="P6"><text:s text:c="21"/>fell</text:p>
      <text:p text:style-name="P6"><text:s text:c="21"/>rage</text:p>
      <text:p text:style-name="P6"><text:s text:c="21"/>poor</text:p>
      <text:p text:style-name="P6"><text:s text:c="21"/>learn</text:p>
      <text:p text:style-name="P6"><text:s text:c="21"/>ran</text:p>
      <text:p text:style-name="P6"><text:s text:c="21"/>miser</text:p>
      <text:p text:style-name="P6"><text:s text:c="21"/>broom</text:p>
      <text:p text:style-name="P6"><text:s text:c="21"/>punish</text:p>
      <text:p text:style-name="P6"><text:s text:c="21"/>afraid</text:p>
      <text:p text:style-name="P6"><text:s text:c="21"/>said</text:p>
      <text:p text:style-name="P6"><text:s text:c="21"/>ill</text:p>
      <text:p text:style-name="P6"><text:s text:c="21"/>pin</text:p>
      <text:p text:style-name="P6"/>
      <text:p text:style-name="P8">cfs + bestFirst Low level feature selection - with startSet</text:p>
      <text:p text:style-name="P6"/>
      <text:p text:style-name="P6">Computed start set !</text:p>
      <text:p text:style-name="P6">4498,2563,76,834,3441,639,770,1918,1575,4469,1905,2292,1903,2508,390,4776,2439,1894,1098,3527,309,2833,1499,1315,1061,5111,4415,1527,446,4663,4249,2334,4245</text:p>
      <text:p text:style-name="P6">Full result description:</text:p>
      <text:p text:style-name="P12"/>
      <text:p text:style-name="P12"/>
      <text:p text:style-name="P6">=== Attribute Selection on all input data ===</text:p>
      <text:p text:style-name="P12"/>
      <text:p text:style-name="P6">Search Method:</text:p>
      <text:p text:style-name="P6"><text:tab/>Best first.</text:p>
      <text:p text:style-name="P6"><text:tab/>Start set: 4498,2563,76,834,3441,639,770,1918,1575,4469,1905,2292,1903,2508,390,4776,2439,1894,1098,3527,309,2833,1499,1315,1061,5111,4415,1527,446,4663,4249,2334,4245</text:p>
      <text:p text:style-name="P6"><text:tab/>Search direction: forward</text:p>
      <text:p text:style-name="P6"><text:tab/>Stale search after 5 node expansions</text:p>
      <text:p text:style-name="P6"><text:tab/>Total number of subsets evaluated: 25782</text:p>
      <text:p text:style-name="P6"><text:tab/>Merit of best subset found: <text:s text:c="3"/>0.016</text:p>
      <text:p text:style-name="P12"/>
      <text:p text:style-name="P6">Attribute Subset Evaluator (supervised, Class (nominal): 5191 primary_emotion):</text:p>
      <text:p text:style-name="P6"><text:tab/>CFS Subset Evaluator</text:p>
      <text:p text:style-name="P6"><text:tab/>Including locally predictive attributes</text:p>
      <text:p text:style-name="P12"/>
      <text:p text:style-name="P6">Selected attributes: 76,309,390,446,639,770,834,1061,1098,1315,1499,1527,1575,1894,1903,1905,1918,2292,2334,2439,2508,2563,2833,3441,3527,4245,4249,4415,4469,4498,4663,4776,5111 : 33</text:p>
      <text:p text:style-name="P6"><text:s text:c="21"/>wept</text:p>
      <text:p text:style-name="P6"><text:s text:c="21"/>splendid</text:p>
      <text:p text:style-name="P6"><text:s text:c="21"/>fear</text:p>
      <text:p text:style-name="P6"><text:s text:c="21"/>flea</text:p>
      <text:p text:style-name="P6"><text:s text:c="21"/>shall</text:p>
      <text:p text:style-name="P6"><text:s text:c="21"/>glad</text:p>
      <text:p text:style-name="P6"><text:s text:c="21"/>joy</text:p>
      <text:p text:style-name="P6"><text:s text:c="21"/>burnt</text:p>
      <text:p text:style-name="P6"><text:s text:c="21"/>dear</text:p>
      <text:p text:style-name="P6"><text:s text:c="21"/>grief</text:p>
      <text:p text:style-name="P6"><text:s text:c="21"/>love</text:p>
      <text:p text:style-name="P6"><text:s text:c="21"/>wood</text:p>
      <text:p text:style-name="P6"><text:s text:c="21"/>heart</text:p>
      <text:p text:style-name="P6"><text:s text:c="21"/>sad</text:p>
      <text:p text:style-name="P6"><text:s text:c="21"/>saw</text:p>
      <text:p text:style-name="P6"><text:soft-page-break/><text:s text:c="21"/>sat</text:p>
      <text:p text:style-name="P6"><text:s text:c="21"/>wretch</text:p>
      <text:p text:style-name="P6"><text:s text:c="21"/>kill</text:p>
      <text:p text:style-name="P6"><text:s text:c="21"/>dark</text:p>
      <text:p text:style-name="P6"><text:s text:c="21"/>fell</text:p>
      <text:p text:style-name="P6"><text:s text:c="21"/>rage</text:p>
      <text:p text:style-name="P6"><text:s text:c="21"/>poor</text:p>
      <text:p text:style-name="P6"><text:s text:c="21"/>learn</text:p>
      <text:p text:style-name="P6"><text:s text:c="21"/>ran</text:p>
      <text:p text:style-name="P6"><text:s text:c="21"/>miser</text:p>
      <text:p text:style-name="P6"><text:s text:c="21"/>broom</text:p>
      <text:p text:style-name="P6"><text:s text:c="21"/>shudder</text:p>
      <text:p text:style-name="P6"><text:s text:c="21"/>punish</text:p>
      <text:p text:style-name="P6"><text:s text:c="21"/>afraid</text:p>
      <text:p text:style-name="P6"><text:s text:c="21"/>said</text:p>
      <text:p text:style-name="P6"><text:s text:c="21"/>sorrow</text:p>
      <text:p text:style-name="P6"><text:s text:c="21"/>ill</text:p>
      <text:p text:style-name="P6"><text:s text:c="21"/>pin</text:p>
      <text:p text:style-name="P6"/>
      <text:list xml:id="list43433863" text:continue-numbering="true" text:style-name="L2">
        <text:list-item>
          <text:list>
            <text:list-item>
              <text:p text:style-name="P15">LDA</text:p>
              <text:p text:style-name="P15"/>
            </text:list-item>
          </text:list>
        </text:list-item>
      </text:list>
      <text:p text:style-name="P8">cfs + greedy Low level feature selection - without startSet</text:p>
      <text:p text:style-name="P8"/>
      <text:p text:style-name="P6">Full result description:</text:p>
      <text:p text:style-name="P12"/>
      <text:p text:style-name="P12"/>
      <text:p text:style-name="P6">=== Attribute Selection on all input data ===</text:p>
      <text:p text:style-name="P12"/>
      <text:p text:style-name="P6">Search Method:</text:p>
      <text:p text:style-name="P6"><text:tab/>Greedy Stepwise (forwards).</text:p>
      <text:p text:style-name="P6"><text:tab/>Start set: no attributes</text:p>
      <text:p text:style-name="P6"><text:tab/>Merit of best subset found: <text:s text:c="3"/>0.009</text:p>
      <text:p text:style-name="P12"/>
      <text:p text:style-name="P6">Attribute Subset Evaluator (supervised, Class (nominal): 5191 primary_emotion):</text:p>
      <text:p text:style-name="P6"><text:tab/>CFS Subset Evaluator</text:p>
      <text:p text:style-name="P6"><text:tab/>Including locally predictive attributes</text:p>
      <text:p text:style-name="P12"/>
      <text:p text:style-name="P6">Selected attributes: 2,14,31,68,115,129,139,145 : 8</text:p>
      <text:p text:style-name="P6"><text:s text:c="21"/>nurseri</text:p>
      <text:p text:style-name="P6"><text:s text:c="21"/>trodden</text:p>
      <text:p text:style-name="P6"><text:s text:c="21"/>jeer</text:p>
      <text:p text:style-name="P6"><text:s text:c="21"/>huddl</text:p>
      <text:p text:style-name="P6"><text:s text:c="21"/>abid</text:p>
      <text:p text:style-name="P6"><text:s text:c="21"/>aquat</text:p>
      <text:p text:style-name="P6"><text:s text:c="21"/>china</text:p>
      <text:p text:style-name="P6"><text:s text:c="21"/>shift</text:p>
      <text:p text:style-name="P10"/>
      <text:p text:style-name="P8">cfs + greedy Low level feature selection - with startSet</text:p>
      <text:p text:style-name="P8"/>
      <text:p text:style-name="P6">Computed start set !</text:p>
      <text:p text:style-name="P6">139,31,115,14,145,129,2,68</text:p>
      <text:p text:style-name="P6">Full result description:</text:p>
      <text:p text:style-name="P12"/>
      <text:p text:style-name="P12"/>
      <text:p text:style-name="P6">=== Attribute Selection on all input data ===</text:p>
      <text:p text:style-name="P12"/>
      <text:p text:style-name="P6">Search Method:</text:p>
      <text:p text:style-name="P6"><text:tab/>Greedy Stepwise (forwards).</text:p>
      <text:p text:style-name="P6"><text:tab/>Start set: 139,31,115,14,145,129,2,68</text:p>
      <text:p text:style-name="P6"><text:tab/>Merit of best subset found: <text:s text:c="3"/>0.009</text:p>
      <text:p text:style-name="P12"/>
      <text:p text:style-name="P6">Attribute Subset Evaluator (supervised, Class (nominal): 5191 primary_emotion):</text:p>
      <text:p text:style-name="P6"><text:tab/>CFS Subset Evaluator</text:p>
      <text:p text:style-name="P6"><text:soft-page-break/><text:tab/>Including locally predictive attributes</text:p>
      <text:p text:style-name="P12"/>
      <text:p text:style-name="P6">Selected attributes: 2,14,31,68,115,129,139,145 : 8</text:p>
      <text:p text:style-name="P6"><text:s text:c="21"/>nurseri</text:p>
      <text:p text:style-name="P6"><text:s text:c="21"/>trodden</text:p>
      <text:p text:style-name="P6"><text:s text:c="21"/>jeer</text:p>
      <text:p text:style-name="P6"><text:s text:c="21"/>huddl</text:p>
      <text:p text:style-name="P6"><text:s text:c="21"/>abid</text:p>
      <text:p text:style-name="P6"><text:s text:c="21"/>aquat</text:p>
      <text:p text:style-name="P6"><text:s text:c="21"/>china</text:p>
      <text:p text:style-name="P6"><text:s text:c="21"/>shift</text:p>
      <text:p text:style-name="P10"/>
      <text:p text:style-name="P8">cfs + bestFirst Low level feature selection - without startSet</text:p>
      <text:p text:style-name="P9"/>
      <text:p text:style-name="P6">Full result description:</text:p>
      <text:p text:style-name="P12"/>
      <text:p text:style-name="P12"/>
      <text:p text:style-name="P6">=== Attribute Selection on all input data ===</text:p>
      <text:p text:style-name="P12"/>
      <text:p text:style-name="P6">Search Method:</text:p>
      <text:p text:style-name="P6"><text:tab/>Best first.</text:p>
      <text:p text:style-name="P6"><text:tab/>Start set: no attributes</text:p>
      <text:p text:style-name="P6"><text:tab/>Search direction: forward</text:p>
      <text:p text:style-name="P6"><text:tab/>Stale search after 5 node expansions</text:p>
      <text:p text:style-name="P6"><text:tab/>Total number of subsets evaluated: 67406</text:p>
      <text:p text:style-name="P6"><text:tab/>Merit of best subset found: <text:s text:c="3"/>0.009</text:p>
      <text:p text:style-name="P12"/>
      <text:p text:style-name="P6">Attribute Subset Evaluator (supervised, Class (nominal): 5191 primary_emotion):</text:p>
      <text:p text:style-name="P6"><text:tab/>CFS Subset Evaluator</text:p>
      <text:p text:style-name="P6"><text:tab/>Including locally predictive attributes</text:p>
      <text:p text:style-name="P12"/>
      <text:p text:style-name="P6">Selected attributes: 2,14,31,68,115,129,139,145 : 8</text:p>
      <text:p text:style-name="P6"><text:s text:c="21"/>nurseri</text:p>
      <text:p text:style-name="P6"><text:s text:c="21"/>trodden</text:p>
      <text:p text:style-name="P6"><text:s text:c="21"/>jeer</text:p>
      <text:p text:style-name="P6"><text:s text:c="21"/>huddl</text:p>
      <text:p text:style-name="P6"><text:s text:c="21"/>abid</text:p>
      <text:p text:style-name="P6"><text:s text:c="21"/>aquat</text:p>
      <text:p text:style-name="P6"><text:s text:c="21"/>china</text:p>
      <text:p text:style-name="P6"><text:s text:c="21"/>shift</text:p>
      <text:p text:style-name="P10"/>
      <text:p text:style-name="P8">cfs + bestFirst Low level feature selection - with startSet</text:p>
      <text:p text:style-name="P8"/>
      <text:p text:style-name="P6">Computed start set !</text:p>
      <text:p text:style-name="P6">139,31,115,14,145,129,2,68</text:p>
      <text:p text:style-name="P6">Full result description:</text:p>
      <text:p text:style-name="P12"/>
      <text:p text:style-name="P12"/>
      <text:p text:style-name="P6">=== Attribute Selection on all input data ===</text:p>
      <text:p text:style-name="P12"/>
      <text:p text:style-name="P6">Search Method:</text:p>
      <text:p text:style-name="P6"><text:tab/>Best first.</text:p>
      <text:p text:style-name="P6"><text:tab/>Start set: 139,31,115,14,145,129,2,68</text:p>
      <text:p text:style-name="P6"><text:tab/>Search direction: forward</text:p>
      <text:p text:style-name="P6"><text:tab/>Stale search after 5 node expansions</text:p>
      <text:p text:style-name="P6"><text:tab/>Total number of subsets evaluated: 25907</text:p>
      <text:p text:style-name="P6"><text:tab/>Merit of best subset found: <text:s text:c="3"/>0.009</text:p>
      <text:p text:style-name="P12"/>
      <text:p text:style-name="P6">Attribute Subset Evaluator (supervised, Class (nominal): 5191 primary_emotion):</text:p>
      <text:p text:style-name="P6"><text:tab/>CFS Subset Evaluator</text:p>
      <text:p text:style-name="P6"><text:tab/>Including locally predictive attributes</text:p>
      <text:p text:style-name="P12"/>
      <text:p text:style-name="P6">Selected attributes: 2,14,31,68,115,129,139,145 : 8</text:p>
      <text:p text:style-name="P6"><text:soft-page-break/><text:s text:c="21"/>nurseri</text:p>
      <text:p text:style-name="P6"><text:s text:c="21"/>trodden</text:p>
      <text:p text:style-name="P6"><text:s text:c="21"/>jeer</text:p>
      <text:p text:style-name="P6"><text:s text:c="21"/>huddl</text:p>
      <text:p text:style-name="P6"><text:s text:c="21"/>abid</text:p>
      <text:p text:style-name="P6"><text:s text:c="21"/>aquat</text:p>
      <text:p text:style-name="P6"><text:s text:c="21"/>china</text:p>
      <text:p text:style-name="P6"><text:s text:c="21"/>shift</text:p>
      <text:p text:style-name="P1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25S</meta:editing-duration>
    <meta:editing-cycles>18</meta:editing-cycles>
    <meta:generator>OpenOffice.org/3.4.1$Win32 OpenOffice.org_project/341m1$Build-9593</meta:generator>
    <dc:date>2013-04-01T23:28:05</dc:date>
    <meta:document-statistic meta:table-count="0" meta:image-count="0" meta:object-count="0" meta:page-count="6" meta:paragraph-count="250" meta:word-count="666" meta:character-count="8491"/>
    <meta:user-defined meta:name="Info 1"/>
    <meta:user-defined meta:name="Info 2"/>
    <meta:user-defined meta:name="Info 3"/>
    <meta:user-defined meta:name="Info 4"/>
  </office:meta>
</office:document-meta>
</file>